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4c1" officeooo:paragraph-rsid="000674c1" style:font-weight-asian="bold" style:font-weight-complex="bold"/>
    </style:style>
    <style:style style:name="P2" style:family="paragraph" style:parent-style-name="Standard">
      <style:text-properties fo:font-weight="normal" officeooo:rsid="000674c1" officeooo:paragraph-rsid="000674c1" style:font-weight-asian="normal" style:font-weight-complex="normal"/>
    </style:style>
    <style:style style:name="P3" style:family="paragraph" style:parent-style-name="Standard">
      <style:text-properties fo:font-weight="normal" officeooo:rsid="000674c1" officeooo:paragraph-rsid="0008125e" style:font-weight-asian="normal" style:font-weight-complex="normal"/>
    </style:style>
    <style:style style:name="P4" style:family="paragraph" style:parent-style-name="Standard">
      <style:text-properties fo:font-weight="normal" officeooo:rsid="0008125e" officeooo:paragraph-rsid="0008125e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74c1" officeooo:paragraph-rsid="000674c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125e" officeooo:paragraph-rsid="0008125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125e" officeooo:paragraph-rsid="0008125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8125e" officeooo:paragraph-rsid="0008125e" style:font-weight-asian="normal" style:font-weight-complex="normal"/>
    </style:style>
    <style:style style:name="T1" style:family="text">
      <style:text-properties officeooo:rsid="0008125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safios Petshop Solidity</text:p>
      <text:p text:style-name="P7"/>
      <text:p text:style-name="P7">Aluno: Marcos Paulo Ferreira</text:p>
      <text:p text:style-name="P6"/>
      <text:p text:style-name="P8">Junto com este documento está o arquivo Adoption.sol com todo o código.</text:p>
      <text:p text:style-name="P5"/>
      <text:p text:style-name="P5">Desafio 1</text:p>
      <text:p text:style-name="P1"/>
      <text:p text:style-name="P2">A função de doação agora possui um parâmetro de “valor” que é o quanto um comprador está disposto a pagar pelo Pet. <text:span text:style-name="T1">Somente os Pets em estado “A_VENDA” é que podem ser comprados.</text:span></text:p>
      <text:p text:style-name="P1"/>
      <text:p text:style-name="P1">/* Funcao de adocao. Aceita o id do pet e o valor */</text:p>
      <text:p text:style-name="P1"><text:s text:c="3"/>function adopt(uint petId, uint value)</text:p>
      <text:p text:style-name="P1"><text:tab/>validPet(petId)</text:p>
      <text:p text:style-name="P1"><text:tab/>public</text:p>
      <text:p text:style-name="P1"><text:tab/>payable</text:p>
      <text:p text:style-name="P1"><text:tab/>returns(address, uint)</text:p>
      <text:p text:style-name="P1"><text:tab/>{</text:p>
      <text:p text:style-name="P1"><text:tab/> <text:s text:c="3"/>require(value == msg.value);</text:p>
      <text:p text:style-name="P1"><text:tab/> <text:s text:c="3"/>Pet storage pet = pets[petId];</text:p>
      <text:p text:style-name="P1"/>
      <text:p text:style-name="P1"><text:tab/> <text:s text:c="3"/>if(pet._status == STATUSPET.A_VENDA) {</text:p>
      <text:p text:style-name="P1"><text:tab/> <text:s text:c="9"/>Comprador memory c = Comprador(msg.sender, msg.value) ;</text:p>
      <text:p text:style-name="P1"><text:tab/> <text:s text:c="7"/></text:p>
      <text:p text:style-name="P1"><text:tab/> <text:s text:c="9"/>c.endereco = msg.sender;</text:p>
      <text:p text:style-name="P1"><text:tab/> <text:s text:c="9"/>c.valor = msg.value;</text:p>
      <text:p text:style-name="P1"/>
      <text:p text:style-name="P1"><text:tab/> <text:s text:c="9"/>compras[petId].push(c);</text:p>
      <text:p text:style-name="P1"><text:tab/><text:tab/> <text:s text:c="3"/></text:p>
      <text:p text:style-name="P1"><text:tab/> <text:s text:c="10"/>return (c.endereco, c.valor);</text:p>
      <text:p text:style-name="P1"><text:tab/><text:tab/>} else { /* Pet ja vendido mas recebeu proposta de compra */</text:p>
      <text:p text:style-name="P1"><text:tab/><text:tab/> <text:s text:c="3"/>emit PetJaComDono(petId, pets[petId].adopter, msg.sender) ;</text:p>
      <text:p text:style-name="P1"><text:tab/><text:tab/>}</text:p>
      <text:p text:style-name="P1"><text:tab/><text:tab/></text:p>
      <text:p text:style-name="P1"><text:tab/><text:tab/>/* retorno para fins de Debug */</text:p>
      <text:p text:style-name="P1"><text:tab/><text:tab/>return (address(0), 0);</text:p>
      <text:p text:style-name="P1"><text:tab/> <text:s text:c="2"/>}</text:p>
      <text:p text:style-name="P1"/>
      <text:p text:style-name="P3">A função garante que o valor do parâmetro seja igual ao valor enviado na transação. Ao adotar um Pet, o comprado está <text:span text:style-name="T1">na verdade </text:span>dando um “lance” <text:span text:style-name="T1">e não concretizando a compra. A compra só é efetivada pelo dono do contrato.</text:span></text:p>
      <text:p text:style-name="P3"/>
      <text:p text:style-name="P3">Cada pedido de adoção é empilhado em um mapping chamado “compras”.</text:p>
      <text:p text:style-name="P1"/>
      <text:p text:style-name="P5">Desafio 2</text:p>
      <text:p text:style-name="P1"/>
      <text:p text:style-name="P2">A função aceitaCompraPet() concretiza a venda do Pet. Ela só pode ser executada pelo dono do contrato.</text:p>
      <text:p text:style-name="P2"/>
      <text:p text:style-name="P2">Basicamente, o dono passa como parâmetro o id do Pet e também a posição da compra a ser aceita.</text:p>
      <text:p text:style-name="P2"/>
      <text:p text:style-name="P2"><text:soft-page-break/>A função concretiza a compra do parâmetro e reembolsa para os compradores rejeitados o valor enviado.</text:p>
      <text:p text:style-name="P1"/>
      <text:p text:style-name="P1"/>
      <text:p text:style-name="P1"><text:s text:c="4"/>/* Chamado pelo dono do contrato. Finaliza a compra de um Pet */</text:p>
      <text:p text:style-name="P1"><text:tab/>function aceitaCompraPet(uint petId, uint index)</text:p>
      <text:p text:style-name="P1"><text:tab/>validCompra(petId, index)</text:p>
      <text:p text:style-name="P1"><text:tab/>public</text:p>
      <text:p text:style-name="P1"><text:tab/>{</text:p>
      <text:p text:style-name="P1"><text:tab/> <text:s text:c="3"/>require(owner == msg.sender);</text:p>
      <text:p text:style-name="P1"/>
      <text:p text:style-name="P1"><text:tab/> <text:s text:c="3"/>address endereco;</text:p>
      <text:p text:style-name="P1"><text:tab/> <text:s text:c="3"/>uint valor;</text:p>
      <text:p text:style-name="P1"><text:tab/></text:p>
      <text:p text:style-name="P1"><text:tab/> <text:s text:c="3"/>/* Remove a compra e devolve o dinheiro */</text:p>
      <text:p text:style-name="P1"><text:tab/> <text:s text:c="3"/>for(uint i=0; i &lt; compras[petId].length; i++)</text:p>
      <text:p text:style-name="P1"><text:tab/> <text:s text:c="3"/>{</text:p>
      <text:p text:style-name="P1"><text:tab/> <text:s text:c="7"/>if(i != index ) {</text:p>
      <text:p text:style-name="P1"><text:tab/> <text:s text:c="11"/>endereco = compras[petId][i].endereco;</text:p>
      <text:p text:style-name="P1"><text:tab/> <text:s text:c="11"/>valor <text:s text:c="3"/>= compras[petId][i].valor;</text:p>
      <text:p text:style-name="P1"><text:tab/> <text:s text:c="11"/></text:p>
      <text:p text:style-name="P1"><text:tab/> <text:s text:c="12"/>emit Reembolso(endereco, valor);</text:p>
      <text:p text:style-name="P1"><text:tab/> <text:s text:c="11"/>/* TODO: Verificar metodo melhor pra evitar reentrancy */</text:p>
      <text:p text:style-name="P1"><text:tab/> <text:s text:c="11"/>if(valor &gt; 0)</text:p>
      <text:p text:style-name="P1"><text:tab/> <text:s text:c="11"/>{</text:p>
      <text:p text:style-name="P1"><text:tab/> <text:s text:c="15"/>endereco.transfer(valor);</text:p>
      <text:p text:style-name="P1"><text:tab/> <text:s text:c="15"/>/* Evita reenvio por reentrada */</text:p>
      <text:p text:style-name="P1"><text:tab/> <text:s text:c="15"/>compras[petId][i].valor = 0;</text:p>
      <text:p text:style-name="P1"><text:tab/> <text:s text:c="11"/>}</text:p>
      <text:p text:style-name="P1"><text:tab/> <text:s text:c="7"/>}</text:p>
      <text:p text:style-name="P1"><text:tab/> <text:s text:c="3"/>}</text:p>
      <text:p text:style-name="P1"><text:tab/> <text:s text:c="3"/></text:p>
      <text:p text:style-name="P1"><text:tab/> <text:s text:c="3"/>pets[petId]._status = STATUSPET.VENDIDO;</text:p>
      <text:p text:style-name="P1"><text:tab/> <text:s text:c="3"/>pets[petId].adopter = compras[petId][index].endereco;</text:p>
      <text:p text:style-name="P1"><text:tab/> <text:s text:c="3"/>pets[petId].preco = compras[petId][index].valor;</text:p>
      <text:p text:style-name="P1"><text:tab/> <text:s text:c="3"/></text:p>
      <text:p text:style-name="P1"><text:tab/> <text:s text:c="3"/>emit PetComprado(index, pets[petId].name, pets[petId].adopter, pets[petId].preco) ;</text:p>
      <text:p text:style-name="P1"><text:tab/> <text:s text:c="3"/></text:p>
      <text:p text:style-name="P1"><text:tab/> <text:s text:c="3"/>delete compras[petId];</text:p>
      <text:p text:style-name="P1"><text:tab/>}</text:p>
      <text:p text:style-name="P1"/>
      <text:p text:style-name="P4">O Pet vendido muda para o estado VENDIDO e não poderá ser mais comprado.</text:p>
      <text:p text:style-name="P1"/>
      <text:p text:style-name="P2">Demais funções também implementadas:</text:p>
      <text:p text:style-name="P1"/>
      <text:p text:style-name="P1"><text:tab/>function getTotalComprasByPet(uint petId);</text:p>
      <text:p text:style-name="P1"/>
      <text:p text:style-name="P2">Obtém total de pedidos de para um Pet.</text:p>
      <text:p text:style-name="P1"/>
      <text:p text:style-name="P1"><text:tab/>function getCompraPet(uint petId, uint index);</text:p>
      <text:p text:style-name="P1"/>
      <text:p text:style-name="P2">Retorna uma compra (endereço + valor) de determinado Pet.</text:p>
      <text:p text:style-name="P1"><text:soft-page-break/></text:p>
      <text:p text:style-name="P1"/>
      <text:p text:style-name="P1"><text:tab/> function getCompraMaisCaraPet(uint petId)</text:p>
      <text:p text:style-name="P1"/>
      <text:p text:style-name="P2">Retorna o pedido de compra mais caro (de maior valor) de determinado Pet. O dono do contrato pode usar essa função para decidir qual comprador levará o Pet.</text:p>
      <text:p text:style-name="P2"/>
      <text:p text:style-name="P2"/>
      <text:p text:style-name="P5">Desafio 3</text:p>
      <text:p text:style-name="P5"/>
      <text:p text:style-name="P8">Os logs implementados foram:</text:p>
      <text:p text:style-name="P8"/>
      <text:p text:style-name="P8"><text:s text:c="2"/><text:span text:style-name="T2">event PetComprado(uint idCompra, string nome, address comprador, uint valor);</text:span></text:p>
      <text:p text:style-name="P8"/>
      <text:p text:style-name="P8">é chamado toda vez que o dono do contrato efetiva a venda de um Pet.</text:p>
      <text:p text:style-name="P8"/>
      <text:p text:style-name="P8"><text:s text:c="2"/><text:span text:style-name="T2">event PetJaComDono(uint petId, address comprador_original, address comprador_negado);</text:span></text:p>
      <text:p text:style-name="P8"/>
      <text:p text:style-name="P8">é chamado quando alguém tenta comprar um Pet que já tem dono. A compra é recusada e o evento é emitido.</text:p>
      <text:p text:style-name="P8"/>
      <text:p text:style-name="P8"><text:s text:c="2"/><text:span text:style-name="T2">event Reembolso(address comprador, uint valor);</text:span></text:p>
      <text:p text:style-name="P8"/>
      <text:p text:style-name="P8">é chamado quando os compradores rejeitados recebem o reembolso do ped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59:14.204371715</meta:creation-date>
    <dc:date>2018-05-10T23:19:13.910086538</dc:date>
    <meta:editing-duration>PT9M13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3" meta:paragraph-count="86" meta:word-count="494" meta:character-count="3649" meta:non-whitespace-character-count="2847"/>
  </office:meta>
</office:document-meta>
</file>